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DejaVu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DejaVu Sans" officeooo:paragraph-rsid="002a8d2f"/>
    </style:style>
    <style:style style:name="P3" style:family="paragraph" style:parent-style-name="Standard">
      <style:paragraph-properties fo:text-align="start" style:justify-single-word="false"/>
      <style:text-properties style:font-name="DejaVu Sans" officeooo:paragraph-rsid="0037cc65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fo:font-weight="bold" officeooo:paragraph-rsid="0019cd0a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643ac" officeooo:paragraph-rsid="003643ac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acb1b" officeooo:paragraph-rsid="003acb1b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baa9c" officeooo:paragraph-rsid="003baa9c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ejaVu Sans" officeooo:rsid="003cdc64" officeooo:paragraph-rsid="003cdc64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DejaVu Sans" officeooo:rsid="00358a91" officeooo:paragraph-rsid="00358a91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DejaVu Sans" officeooo:rsid="00396531" officeooo:paragraph-rsid="00396531"/>
    </style:style>
    <style:style style:name="P11" style:family="paragraph" style:parent-style-name="Title" style:master-page-name="Standard">
      <style:paragraph-properties fo:text-align="start" style:justify-single-word="false" style:page-number="auto"/>
      <style:text-properties style:font-name="DejaVu Sans" fo:font-weight="bold" officeooo:rsid="0037cc65" officeooo:paragraph-rsid="0037cc65" style:font-weight-asian="bold" style:font-weight-complex="bold"/>
    </style:style>
    <style:style style:name="P12" style:family="paragraph" style:parent-style-name="Heading_20_1">
      <style:paragraph-properties fo:text-align="start" style:justify-single-word="false"/>
      <style:text-properties style:font-name="DejaVu Sans" officeooo:paragraph-rsid="0019cd0a"/>
    </style:style>
    <style:style style:name="P13" style:family="paragraph" style:parent-style-name="Heading_20_1" style:master-page-name="">
      <style:paragraph-properties fo:text-align="start" style:justify-single-word="false" style:page-number="auto"/>
      <style:text-properties style:font-name="DejaVu Sans" officeooo:paragraph-rsid="0019cd0a"/>
    </style:style>
    <style:style style:name="P14" style:family="paragraph" style:parent-style-name="Heading_20_2">
      <style:paragraph-properties fo:text-align="start" style:justify-single-word="false"/>
      <style:text-properties style:font-name="DejaVu Sans" officeooo:paragraph-rsid="0019cd0a"/>
    </style:style>
    <style:style style:name="T1" style:family="text">
      <style:text-properties officeooo:rsid="002a8d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7cc65" style:font-weight-asian="bold" style:font-weight-complex="bold"/>
    </style:style>
    <style:style style:name="T4" style:family="text">
      <style:text-properties fo:font-weight="bold" officeooo:rsid="00396531" style:font-weight-asian="bold" style:font-weight-complex="bold"/>
    </style:style>
    <style:style style:name="T5" style:family="text">
      <style:text-properties officeooo:rsid="0037cc65"/>
    </style:style>
    <style:style style:name="T6" style:family="text">
      <style:text-properties fo:font-weight="normal" officeooo:rsid="0037cc65" style:font-weight-asian="normal" style:font-weight-complex="normal"/>
    </style:style>
    <style:style style:name="T7" style:family="text">
      <style:text-properties fo:font-weight="normal" officeooo:rsid="00396531" style:font-weight-asian="normal" style:font-weight-complex="normal"/>
    </style:style>
    <style:style style:name="T8" style:family="text">
      <style:text-properties officeooo:rsid="00396531"/>
    </style:style>
    <style:style style:name="T9" style:family="text">
      <style:text-properties style:text-position="sub 58%" fo:font-weight="bold" style:font-weight-asian="bold" style:font-weight-complex="bold"/>
    </style:style>
    <style:style style:name="T10" style:family="text">
      <style:text-properties style:text-position="sub 58%" fo:font-weight="bold" officeooo:rsid="0037cc65" style:font-weight-asian="bold" style:font-weight-complex="bold"/>
    </style:style>
    <style:style style:name="T11" style:family="text">
      <style:text-properties style:text-position="sub 58%" fo:font-weight="bold" officeooo:rsid="00396531" style:font-weight-asian="bold" style:font-weight-complex="bold"/>
    </style:style>
    <style:style style:name="T12" style:family="text">
      <style:text-properties officeooo:rsid="003baa9c"/>
    </style:style>
    <style:style style:name="T13" style:family="text">
      <style:text-properties officeooo:rsid="003c0543"/>
    </style:style>
    <style:style style:name="T14" style:family="text">
      <style:text-properties officeooo:rsid="003cdc6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ractional Knapsack</text:p>
      <text:p text:style-name="P1">Time limit: 1 sec</text:p>
      <text:p text:style-name="P3"><text:tab/><text:span text:style-name="T5">You have a bag that can hold several items of total weight </text:span><text:span text:style-name="T3">W</text:span><text:span text:style-name="T6">. There are </text:span><text:span text:style-name="T3">N</text:span><text:span text:style-name="T6"> items, numbered from 1 to </text:span><text:span text:style-name="T3">N</text:span><text:span text:style-name="T6">. Item #i weights </text:span><text:span text:style-name="T3">w</text:span><text:span text:style-name="T10">i </text:span><text:span text:style-name="T6">and has a price of </text:span><text:span text:style-name="T3">v</text:span><text:span text:style-name="T10">i</text:span><text:span text:style-name="T6">. We have to select some of these items such that the summation of the weight of the selected item does not exceed </text:span><text:span text:style-name="T3">W</text:span><text:span text:style-name="T6"> and the summation of their price is maximum.</text:span></text:p>
      <text:p text:style-name="P3"><text:span text:style-name="T6"><text:tab/>In this problem, we can select a “fraction” of an item. Let </text:span><text:span text:style-name="T3">x</text:span><text:span text:style-name="T10">i</text:span><text:span text:style-name="T6"> be the fraction of the item #i that we selected, </text:span><text:span text:style-name="T3">x</text:span><text:span text:style-name="T10">i</text:span><text:span text:style-name="T6"> can take any real value between 0 to 1, inclusively. A value of 0 means that we does not choose any of that item while a value of 0.75 means that we takes only 75% of that item. </text:span><text:span text:style-name="T7">We define the price we get as </text:span><text:span text:style-name="T4">x</text:span><text:span text:style-name="T11">i</text:span><text:span text:style-name="T4">v</text:span><text:span text:style-name="T11">i</text:span></text:p>
      <text:p text:style-name="P3"><text:span text:style-name="T6"><text:tab/>Formally, we want to find </text:span><text:span text:style-name="T3">x</text:span><text:span text:style-name="T10">i</text:span><text:span text:style-name="T6"> such that </text:span><text:span text:style-name="T6"><draw:frame draw:style-name="fr1" draw:name="Object1" text:anchor-type="as-char" svg:y="-0.2807in" svg:width="0.557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is maximum and</text:span><text:span text:style-name="T6"><draw:frame draw:style-name="fr1" draw:name="Object2" text:anchor-type="as-char" svg:y="-0.2807in" svg:width="0.8917in" svg:height="0.44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. Your task is to find maximum </text:span><text:span text:style-name="T6"><draw:frame draw:style-name="fr1" draw:name="Object3" text:anchor-type="as-char" svg:y="-0.2807in" svg:width="0.5575in" svg:height="0.448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.</text:span></text:p>
      <text:h text:style-name="P12" text:outline-level="1">Input</text:h>
      <text:list xml:id="list5213989746321195329" text:style-name="L1">
        <text:list-item>
          <text:p text:style-name="P9">The first line of input <text:span text:style-name="T8">contains two numbers </text:span><text:span text:style-name="T4">W</text:span><text:span text:style-name="T8"> and </text:span><text:span text:style-name="T4">N</text:span><text:span text:style-name="T8"> where </text:span><text:span text:style-name="T4">W</text:span><text:span text:style-name="T8"> is a real number while </text:span><text:span text:style-name="T4">N</text:span><text:span text:style-name="T8"> is an integer (1 &lt;= W,N &lt;= 100,000)</text:span></text:p>
        </text:list-item>
        <text:list-item>
          <text:p text:style-name="P10">The next lines contains <text:span text:style-name="T2">N</text:span> real numbers that give <text:span text:style-name="T2">v</text:span><text:span text:style-name="T9">i</text:span>, starting from <text:span text:style-name="T2">v</text:span><text:span text:style-name="T9">1</text:span> to <text:span text:style-name="T2">v</text:span><text:span text:style-name="T9">n</text:span></text:p>
        </text:list-item>
        <text:list-item>
          <text:p text:style-name="P10">The next lines contains <text:span text:style-name="T2">N</text:span> real numbers that give <text:span text:style-name="T2">w</text:span><text:span text:style-name="T9">i</text:span>, starting from <text:span text:style-name="T2">w</text:span><text:span text:style-name="T9">1</text:span> to <text:span text:style-name="T2">w</text:span><text:span text:style-name="T9">n</text:span></text:p>
        </text:list-item>
      </text:list>
      <text:h text:style-name="P13" text:outline-level="1">Output</text:h>
      <text:p text:style-name="P2"><text:tab/><text:span text:style-name="T1">The output must contain exactly one line containing the summation of selected price. We suggest output of 4 fractional digits. The judge will accept any solution that differs from the best answer less than 0.00001%</text:span></text:p>
      <text:h text:style-name="P12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Input</text:p>
          </table:table-cell>
          <table:table-cell table:style-name="Table1.A1" office:value-type="string">
            <text:p text:style-name="P4">Output</text:p>
          </table:table-cell>
        </table:table-row>
        <table:table-row table:style-name="Table1.1">
          <table:table-cell table:style-name="Table1.A1" office:value-type="string">
            <text:p text:style-name="P6">6 <text:span text:style-name="T12">3</text:span></text:p>
            <text:p text:style-name="P6">5 3 3</text:p>
            <text:p text:style-name="P6">4 3 3</text:p>
          </table:table-cell>
          <table:table-cell table:style-name="Table1.A1" office:value-type="string">
            <text:p text:style-name="P7">7.<text:span text:style-name="T14">0000</text:span></text:p>
          </table:table-cell>
        </table:table-row>
        <table:table-row table:style-name="Table1.1">
          <table:table-cell table:style-name="Table1.A3" office:value-type="string">
            <text:p text:style-name="P5"><text:span text:style-name="T13">5.5 </text:span>4</text:p>
            <text:p text:style-name="P5">2 3 4 5</text:p>
            <text:p text:style-name="P7">1 2 3 4</text:p>
          </table:table-cell>
          <table:table-cell table:style-name="Table1.A3" office:value-type="string">
            <text:p text:style-name="P8">8.3333</text:p>
          </table:table-cell>
        </table:table-row>
      </table:table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.0$Linux_X86_64 LibreOffice_project/430m0$Build-2</meta:generator>
    <dc:date>2014-10-30T22:19:31.878021848</dc:date>
    <meta:editing-duration>PT2H4M36S</meta:editing-duration>
    <meta:editing-cycles>33</meta:editing-cycles>
    <meta:print-date>2014-09-09T23:50:22.741847462</meta:print-date>
    <meta:document-statistic meta:table-count="1" meta:image-count="0" meta:object-count="3" meta:page-count="1" meta:paragraph-count="22" meta:word-count="277" meta:character-count="1318" meta:non-whitespace-character-count="1061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sub>
          <mi>x</mi>
          <mi>i</mi>
        </msub>
        <msub>
          <mi>v</mi>
          <mi>i</mi>
        </msub>
      </mrow>
    </mrow>
    <annotation encoding="StarMath 5.0">sum from { { i = 1 } } to { N } { x_i v_i}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x</mi>
            <mi>i</mi>
          </msub>
          <msub>
            <mi>w</mi>
            <mi>i</mi>
          </msub>
        </mrow>
      </mrow>
      <mo stretchy="false">≤</mo>
      <mi>W</mi>
    </mrow>
    <annotation encoding="StarMath 5.0">sum from { { i = 1 } } to { N } { x_i w_i} &lt;= W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sub>
          <mi>x</mi>
          <mi>i</mi>
        </msub>
        <msub>
          <mi>v</mi>
          <mi>i</mi>
        </msub>
      </mrow>
    </mrow>
    <annotation encoding="StarMath 5.0">sum from { { i = 1 } } to { N } { x_i v_i}</annotation>
  </semantics>
</math>
</file>